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C40000025E3DFF6096183D4C20.png" manifest:media-type="image/png"/>
  <manifest:file-entry manifest:full-path="Pictures/1000000000000361000001081A71FBFF15450AFB.png" manifest:media-type="image/png"/>
  <manifest:file-entry manifest:full-path="Pictures/100000000000029800000063376313D99F64445A.png" manifest:media-type="image/png"/>
  <manifest:file-entry manifest:full-path="Pictures/100000000000018E000000BE9B0CDCBEAB2A6482.png" manifest:media-type="image/png"/>
  <manifest:file-entry manifest:full-path="Pictures/100000000000043900000211FEC90E0A1F77B00F.png" manifest:media-type="image/png"/>
  <manifest:file-entry manifest:full-path="Pictures/10000000000002B40000008CFAC066E477FBFAE4.png" manifest:media-type="image/png"/>
  <manifest:file-entry manifest:full-path="Pictures/1000000000000325000001B80972B7FD3FA80E0C.png" manifest:media-type="image/png"/>
  <manifest:file-entry manifest:full-path="Pictures/100000000000043A000001CA7AF7BDADE5317275.png" manifest:media-type="image/png"/>
  <manifest:file-entry manifest:full-path="Pictures/10000000000002D10000017BDB25069FF4D322FF.png" manifest:media-type="image/png"/>
  <manifest:file-entry manifest:full-path="Pictures/10000000000002210000013C64A7F657BD873814.png" manifest:media-type="image/png"/>
  <manifest:file-entry manifest:full-path="Pictures/100000000000032D000001E8B9ECF316C38D551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Droid Sans Mono" svg:font-family="'Droid Sans Mono', monospace, monospace, 'Droid Sans Fallback'"/>
    <style:font-face style:name="Lohit Devanagari1" svg:font-family="'Lohit Devanagari'"/>
    <style:font-face style:name="Source Sans Pro" svg:font-family="'Source Sans Pro', 'Open Sans', Roboto, 'San Francisco', Helvetica, Arial, sans-serif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</style:style>
    <style:style style:name="P2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fo:font-weight="normal"/>
    </style:style>
    <style:style style:name="P3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fo:font-weight="normal" officeooo:rsid="0009d877" officeooo:paragraph-rsid="0009d877"/>
    </style:style>
    <style:style style:name="P4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fo:font-weight="normal" officeooo:rsid="000e46c1" officeooo:paragraph-rsid="000e46c1"/>
    </style:style>
    <style:style style:name="P5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fo:font-weight="normal" officeooo:rsid="000f017b" officeooo:paragraph-rsid="000f017b"/>
    </style:style>
    <style:style style:name="P6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0b939b" officeooo:paragraph-rsid="000b939b" style:font-weight-asian="bold" style:font-weight-complex="bold"/>
    </style:style>
    <style:style style:name="P7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style:font-weight-asian="bold" style:font-weight-complex="bold"/>
    </style:style>
    <style:style style:name="P8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1045dd" officeooo:paragraph-rsid="001045dd" style:font-weight-asian="bold" style:font-weight-complex="bold"/>
    </style:style>
    <style:style style:name="P9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140ed4" officeooo:paragraph-rsid="001045dd" style:font-weight-asian="bold" style:font-weight-complex="bold"/>
    </style:style>
    <style:style style:name="P10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140ed4" officeooo:paragraph-rsid="00140ed4" style:font-weight-asian="bold" style:font-weight-complex="bold"/>
    </style:style>
    <style:style style:name="P11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1995ef" officeooo:paragraph-rsid="001995ef" style:font-weight-asian="bold" style:font-weight-complex="bold"/>
    </style:style>
    <style:style style:name="P12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1eec4b" officeooo:paragraph-rsid="001eec4b" style:font-weight-asian="bold" style:font-weight-complex="bold"/>
    </style:style>
    <style:style style:name="P13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226ba0" officeooo:paragraph-rsid="00226ba0" style:font-weight-asian="bold" style:font-weight-complex="bold"/>
    </style:style>
    <style:style style:name="P14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normal" officeooo:rsid="001b0829" officeooo:paragraph-rsid="001b0829" style:font-weight-asian="normal" style:font-weight-complex="normal"/>
    </style:style>
    <style:style style:name="P15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normal" officeooo:rsid="001ce270" officeooo:paragraph-rsid="001ce270" style:font-weight-asian="normal" style:font-weight-complex="normal"/>
    </style:style>
    <style:style style:name="P16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normal" officeooo:rsid="001eec4b" officeooo:paragraph-rsid="001eec4b" style:font-weight-asian="normal" style:font-weight-complex="normal"/>
    </style:style>
    <style:style style:name="P17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4pt" fo:letter-spacing="normal" fo:font-style="normal" style:text-underline-style="none" fo:font-weight="bold" officeooo:rsid="00140ed4" officeooo:paragraph-rsid="00140ed4" style:font-size-asian="14pt" style:font-weight-asian="bold" style:font-size-complex="14pt" style:font-weight-complex="bold"/>
    </style:style>
    <style:style style:name="P18" style:family="paragraph" style:parent-style-name="Preformatted_20_Text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</style:style>
    <style:style style:name="P19" style:family="paragraph" style:parent-style-name="Preformatted_20_Text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officeooo:paragraph-rsid="001eec4b"/>
    </style:style>
    <style:style style:name="P20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</style:style>
    <style:style style:name="P21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officeooo:paragraph-rsid="0024fb99"/>
    </style:style>
    <style:style style:name="P22" style:family="paragraph" style:parent-style-name="Preformatted_20_Text">
      <style:paragraph-properties fo:margin-top="0in" fo:margin-bottom="0in" loext:contextual-spacing="false" fo:text-align="start" style:justify-single-word="false" fo:orphans="2" fo:widows="2" fo:padding="0in" fo:border="none"/>
      <style:text-properties fo:font-size="14pt" style:text-underline-style="none" fo:font-weight="bold" fo:background-color="#ffff00" style:font-size-asian="14pt" style:font-weight-asian="bold" style:font-size-complex="14pt" style:font-weight-complex="bold"/>
    </style:style>
    <style:style style:name="P23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29cbfa" officeooo:paragraph-rsid="0029cbfa" style:font-weight-asian="bold" style:font-weight-complex="bold"/>
    </style:style>
    <style:style style:name="P24" style:family="paragraph" style:parent-style-name="Preformatted_20_Text">
      <loext:graphic-properties draw:fill="solid" draw:fill-color="#333333"/>
      <style:paragraph-properties fo:margin-left="0in" fo:margin-right="0in" fo:text-align="start" style:justify-single-word="false" fo:orphans="2" fo:widows="2" fo:text-indent="0in" style:auto-text-indent="false" fo:background-color="#333333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29cbfa" officeooo:paragraph-rsid="0029cbfa" style:font-weight-asian="bold" style:font-weight-complex="bold"/>
    </style:style>
    <style:style style:name="P25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2ae551" officeooo:paragraph-rsid="002ae551" style:font-weight-asian="bold" style:font-weight-complex="bold"/>
    </style:style>
    <style:style style:name="P26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officeooo:paragraph-rsid="0029cbfa"/>
    </style:style>
    <style:style style:name="P27" style:family="paragraph" style:parent-style-name="Standard">
      <loext:graphic-properties draw:fill="solid" draw:fill-color="#333333"/>
      <style:paragraph-properties style:line-height-at-least="0.198in" fo:background-color="#333333"/>
      <style:text-properties fo:color="#f8f8f2" style:font-name="Droid Sans Mono" fo:font-size="10.5pt" fo:font-weight="normal" fo:background-color="#282a36"/>
    </style:style>
    <style:style style:name="P28" style:family="paragraph" style:parent-style-name="Standard">
      <loext:graphic-properties draw:fill="solid" draw:fill-color="#333333"/>
      <style:paragraph-properties style:line-height-at-least="0.198in" fo:background-color="#333333"/>
      <style:text-properties fo:color="#6272a4" style:font-name="Droid Sans Mono" fo:font-size="10.5pt" fo:font-weight="normal" fo:background-color="#282a36"/>
    </style:style>
    <style:style style:name="P29" style:family="paragraph" style:parent-style-name="Standard">
      <loext:graphic-properties draw:fill="solid" draw:fill-color="#333333"/>
      <style:paragraph-properties style:line-height-at-least="0.198in" fo:background-color="#333333"/>
    </style:style>
    <style:style style:name="P30" style:family="paragraph" style:parent-style-name="Standard">
      <loext:graphic-properties draw:fill="solid" draw:fill-color="#333333"/>
      <style:paragraph-properties fo:margin-top="0in" fo:margin-bottom="0.1965in" loext:contextual-spacing="false" style:line-height-at-least="0.198in" fo:background-color="#333333"/>
      <style:text-properties fo:color="#f8f8f2" style:font-name="Droid Sans Mono" fo:font-size="10.5pt" fo:font-weight="normal" fo:background-color="#282a36"/>
    </style:style>
    <style:style style:name="P31" style:family="paragraph" style:parent-style-name="Standard">
      <loext:graphic-properties draw:fill="solid" draw:fill-color="#333333"/>
      <style:paragraph-properties fo:margin-top="0in" fo:margin-bottom="0.1965in" loext:contextual-spacing="false" style:line-height-at-least="0.198in" fo:background-color="#333333"/>
    </style:style>
    <style:style style:name="P32" style:family="paragraph" style:parent-style-name="Standard">
      <loext:graphic-properties draw:fill="solid" draw:fill-color="#333333"/>
      <style:paragraph-properties fo:margin-left="0in" fo:margin-right="0in" fo:text-align="start" style:justify-single-word="false" fo:orphans="2" fo:widows="2" fo:text-indent="0in" style:auto-text-indent="false" fo:background-color="#333333"/>
      <style:text-properties fo:font-variant="normal" fo:text-transform="none" fo:color="#f8f8f2" style:font-name="Droid Sans Mono" fo:font-size="10.5pt" fo:letter-spacing="normal" fo:font-style="normal" style:text-underline-style="solid" style:text-underline-width="auto" style:text-underline-color="font-color" fo:font-weight="normal" officeooo:rsid="0029cbfa" officeooo:paragraph-rsid="0029cbfa" fo:background-color="#282a36" style:font-weight-asian="bold" style:font-weight-complex="bold"/>
    </style:style>
    <style:style style:name="P33" style:family="paragraph">
      <style:paragraph-properties style:writing-mode="lr-tb"/>
    </style:style>
    <style:style style:name="P34" style:family="paragraph">
      <style:paragraph-properties fo:text-align="center"/>
    </style:style>
    <style:style style:name="T1" style:family="text">
      <style:text-properties fo:font-variant="normal" fo:text-transform="none" fo:color="#333333" style:font-name="Source Sans Pro" fo:font-size="15pt" fo:letter-spacing="normal" fo:font-style="normal" fo:font-weight="normal"/>
    </style:style>
    <style:style style:name="T2" style:family="text"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29cbfa" style:font-weight-asian="bold" style:font-weight-complex="bold"/>
    </style:style>
    <style:style style:name="T3" style:family="text"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29cbfa" style:font-name-asian="Noto Sans Mono CJK SC" style:font-size-asian="10pt" style:font-weight-asian="bold" style:font-name-complex="Liberation Mono" style:font-size-complex="10pt" style:font-weight-complex="bold"/>
    </style:style>
    <style:style style:name="T4" style:family="text">
      <style:text-properties fo:font-variant="normal" fo:text-transform="none" fo:color="#ffffff" style:text-line-through-style="none" style:text-line-through-type="none" style:font-name="Source Sans Pro" fo:font-size="15pt" fo:letter-spacing="normal" fo:font-style="normal" style:text-underline-style="none" fo:font-weight="normal" style:text-blinking="false" fo:background-color="#43853d" loext:char-shading-value="0" loext:padding="0in" loext:border="none"/>
    </style:style>
    <style:style style:name="T5" style:family="text">
      <style:text-properties fo:font-variant="normal" fo:text-transform="none" fo:color="#242729" style:font-name="inherit" fo:font-size="14pt" fo:letter-spacing="normal" fo:font-style="normal" style:text-underline-style="none" fo:font-weight="bold" fo:background-color="#ffff00" loext:char-shading-value="0" style:font-size-asian="14pt" style:font-weight-asian="bold" style:font-size-complex="14pt" style:font-weight-complex="bold" loext:padding="0in" loext:border="none"/>
    </style:style>
    <style:style style:name="T6" style:family="text">
      <style:text-properties fo:font-variant="normal" fo:text-transform="none" fo:color="#242729" style:font-name="Consolas" fo:font-size="14pt" fo:letter-spacing="normal" fo:font-style="normal" style:text-underline-style="none" fo:font-weight="bold" fo:background-color="#ffff00" loext:char-shading-value="0" style:font-size-asian="14pt" style:font-weight-asian="bold" style:font-size-complex="14pt" style:font-weight-complex="bold" loext:padding="0in" loext:border="none"/>
    </style:style>
    <style:style style:name="T7" style:family="text">
      <style:text-properties fo:font-variant="normal" fo:text-transform="none" fo:color="#242729" style:font-name="Arial" fo:font-size="14pt" fo:letter-spacing="normal" fo:font-style="normal" style:text-underline-style="none" fo:font-weight="bold" fo:background-color="#ffff00" loext:char-shading-value="0" style:font-size-asian="14pt" style:font-weight-asian="bold" style:font-size-complex="14pt" style:font-weight-complex="bold"/>
    </style:style>
    <style:style style:name="T8" style:family="text">
      <style:text-properties fo:font-variant="normal" fo:text-transform="none" fo:color="#eeeeee" style:font-name="Consolas" fo:font-size="14pt" fo:letter-spacing="normal" fo:font-style="normal" style:text-underline-style="solid" style:text-underline-width="auto" style:text-underline-color="font-color" fo:font-weight="normal" officeooo:rsid="0024fb99" fo:background-color="#780373" loext:char-shading-value="0" style:font-size-asian="14pt" style:font-weight-asian="normal" style:font-size-complex="14pt" style:font-weight-complex="normal" loext:padding="0in" loext:border="none"/>
    </style:style>
    <style:style style:name="T9" style:family="text">
      <style:text-properties fo:font-variant="normal" fo:text-transform="none" fo:color="#eeeeee" style:font-name="Consolas" fo:font-size="14pt" fo:letter-spacing="normal" fo:font-style="normal" style:text-underline-style="solid" style:text-underline-width="auto" style:text-underline-color="font-color" fo:font-weight="normal" officeooo:rsid="0026e3f9" fo:background-color="#780373" loext:char-shading-value="0" style:font-size-asian="14pt" style:font-weight-asian="normal" style:font-size-complex="14pt" style:font-weight-complex="normal" loext:padding="0in" loext:border="none"/>
    </style:style>
    <style:style style:name="T10" style:family="text">
      <style:text-properties fo:color="#242729" style:font-name="inherit" fo:font-size="14pt" style:text-underline-style="none" fo:background-color="#ffff00" loext:char-shading-value="0" style:font-size-asian="14pt" style:font-size-complex="14pt" loext:padding="0in" loext:border="none"/>
    </style:style>
    <style:style style:name="T11" style:family="text">
      <style:text-properties fo:color="#242729" style:font-name="Consolas" fo:font-size="14pt" style:text-underline-style="none" fo:background-color="#ffff00" loext:char-shading-value="0" style:font-size-asian="14pt" style:font-size-complex="14pt" loext:padding="0in" loext:border="none"/>
    </style:style>
    <style:style style:name="T12" style:family="text">
      <style:text-properties officeooo:rsid="0029cbfa"/>
    </style:style>
    <style:style style:name="T13" style:family="text">
      <style:text-properties officeooo:rsid="002ae551"/>
    </style:style>
    <style:style style:name="T14" style:family="text">
      <style:text-properties fo:color="#ff79c6"/>
    </style:style>
    <style:style style:name="T15" style:family="text">
      <style:text-properties fo:color="#ff79c6" fo:font-weight="bold"/>
    </style:style>
    <style:style style:name="T16" style:family="text">
      <style:text-properties fo:color="#bd93f9"/>
    </style:style>
    <style:style style:name="T17" style:family="text">
      <style:text-properties fo:color="#bd93f9" fo:font-style="italic"/>
    </style:style>
    <style:style style:name="T18" style:family="text">
      <style:text-properties fo:color="#50fa7b"/>
    </style:style>
    <style:style style:name="T19" style:family="text">
      <style:text-properties fo:color="#e9f284"/>
    </style:style>
    <style:style style:name="T20" style:family="text">
      <style:text-properties fo:color="#f1fa8c"/>
    </style:style>
    <style:style style:name="T21" style:family="text">
      <style:text-properties fo:color="#ffb86c" fo:font-style="italic"/>
    </style:style>
    <style:style style:name="T22" style:family="text">
      <style:text-properties fo:color="#8be9fd"/>
    </style:style>
    <style:style style:name="T23" style:family="text">
      <style:text-properties officeooo:rsid="002b9785"/>
    </style:style>
    <style:style style:name="T24" style:family="text">
      <style:text-properties officeooo:rsid="002cfcb3"/>
    </style:style>
    <style:style style:name="T25" style:family="text">
      <style:text-properties officeooo:rsid="002d2510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middle" draw:auto-grow-height="false" fo:min-height="0.1571in" fo:min-width="0.89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solid" svg:stroke-width="0.1409in" draw:marker-start-width="0.3492in" draw:marker-end="Arrow" draw:marker-end-width="0.2799in" draw:textarea-horizontal-align="center" draw:textarea-vertical-align="middle" fo:padding-top="0.0693in" fo:padding-bottom="0.0693in" fo:padding-left="0.0693in" fo:padding-right="0.06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Node.js® is a JavaScript runtime built on </text:span><text:a xlink:type="simple" xlink:href="https://v8.dev/" text:style-name="Internet_20_link" text:visited-style-name="Visited_20_Internet_20_Link"><text:span text:style-name="T4">Chrome's V8 JavaScript engine</text:span></text:a><text:span text:style-name="T1">.</text:span></text:p>
      <text:p text:style-name="P2"/>
      <text:p text:style-name="P2">Getting Started with Node</text:p>
      <text:p text:style-name="P2"/>
      <text:p text:style-name="P2">So, in this section, you learned that:</text:p>
      <text:p text:style-name="P2"/>
      <text:p text:style-name="P2">- Node is a runtime environment for executing JS code.</text:p>
      <text:p text:style-name="P2"/>
      <text:p text:style-name="P2">- Essentially, Node is a C++ program that embeds Chrome’s v8 engine, the fastest</text:p>
      <text:p text:style-name="P2">JS engine in the world.</text:p>
      <text:p text:style-name="P2"/>
      <text:p text:style-name="P2">- We use Node to build fast and scalable networking applications. It’s a perfect</text:p>
      <text:p text:style-name="P2">choice for building RESTful services.</text:p>
      <text:p text:style-name="P2"/>
      <text:p text:style-name="P2">- Node applications are single-threaded. That means a single thread is used to</text:p>
      <text:p text:style-name="P2">serve all clients.</text:p>
      <text:p text:style-name="P2"/>
      <text:p text:style-name="P2">- Node applications are asynchronous or non-blocking by default. That means</text:p>
      <text:p text:style-name="P2">when the application involves I/O operations (eg accessing the file system or the</text:p>
      <text:p text:style-name="P2">network), the thread doesn’t wait (or block) for the result of the operation. It is</text:p>
      <text:p text:style-name="P2">released to serve other clients.</text:p>
      <text:p text:style-name="P2"/>
      <text:p text:style-name="P2">- This architecture makes Node ideal for building I/O-intensive applications.</text:p>
      <text:p text:style-name="P2"/>
      <text:p text:style-name="P2">- You should avoid using Node for CPU-intensive applications, such as a video</text:p>
      <text:p text:style-name="P2">encoding service. Because while executing these operations, other clients have</text:p>
      <text:p text:style-name="P2">to wait for the single thread to finish its job and be ready to serve them.</text:p>
      <text:p text:style-name="P2"><text:soft-page-break/>- In Node, we don’t have browser environment objects such as window or the</text:p>
      <text:p text:style-name="P2">document object. Instead, we have other objects that are not available in</text:p>
      <text:p text:style-name="P2">browsers, such as objects for working with the file system, network, operating</text:p>
      <text:p text:style-name="P2">system, etc.</text:p>
      <text:p text:style-name="P3"/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><text:soft-page-break/>NODE MODULES</text:p>
      <text:p text:style-name="P2"><draw:frame draw:style-name="fr3" draw:name="Image1" text:anchor-type="char" svg:x="-0.052in" svg:y="0.0665in" svg:width="6.9252in" svg:height="4.1563in" draw:z-index="0"><draw:image xlink:href="Pictures/100000000000032D000001E8B9ECF316C38D551C.png" xlink:type="simple" xlink:show="embed" xlink:actuate="onLoad" loext:mime-type="image/png"/></draw:frame></text:p>
      <text:p text:style-name="P2"/>
      <text:p text:style-name="P7"/>
      <text:p text:style-name="P2"/>
      <text:p text:style-name="P4">we need modularity to seperate and maintain our code base</text:p>
      <text:p text:style-name="P4"/>
      <text:p text:style-name="P4"><draw:frame draw:style-name="fr1" draw:name="Image2" text:anchor-type="char" svg:width="6.9252in" svg:height="2.9311in" draw:z-index="1"><draw:image xlink:href="Pictures/100000000000043A000001CA7AF7BDADE5317275.png" xlink:type="simple" xlink:show="embed" xlink:actuate="onLoad" loext:mime-type="image/png"/></draw:frame></text:p>
      <text:p text:style-name="P4"><text:soft-page-break/>so 2 variables/functions with same name in different modules dont make conflicts and override them. </text:p>
      <text:p text:style-name="P4"/>
      <text:p text:style-name="P5">Node has variouse modules before using them u need to import and make them accessible for your module ur module is main module currently that u working.</text:p>
      <text:p text:style-name="P5"/>
      <text:p text:style-name="P5"><draw:frame draw:style-name="fr1" draw:name="Image3" text:anchor-type="char" svg:width="6.9252in" svg:height="3.7846in" draw:z-index="2"><draw:image xlink:href="Pictures/1000000000000325000001B80972B7FD3FA80E0C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7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Creating a module</text:p>
      <text:p text:style-name="P8"/>
      <text:p text:style-name="P8">var and functions normally in our module is private but if we add them to export in module they become public to other modules.</text:p>
      <text:p text:style-name="P9"><draw:line text:anchor-type="paragraph" draw:z-index="4" draw:name="Shape1" draw:style-name="gr2" draw:text-style-name="P34" svg:x1="3.7846in" svg:y1="0.8217in" svg:x2="1.7646in" svg:y2="0.9988in"><text:p/></draw:line><draw:frame draw:style-name="fr3" draw:name="Image4" text:anchor-type="char" svg:x="0.3689in" svg:y="0.2043in" svg:width="6.9252in" svg:height="3.3882in" draw:z-index="3"><draw:image xlink:href="Pictures/100000000000043900000211FEC90E0A1F77B00F.png" xlink:type="simple" xlink:show="embed" xlink:actuate="onLoad" loext:mime-type="image/png"/></draw:frame></text:p>
      <text:p text:style-name="P10"/>
      <text:p text:style-name="P10">Addto eneeded to export module and u can access them in other modules</text:p>
      <text:p text:style-name="P10"><draw:frame draw:style-name="fr3" draw:name="Image5" text:anchor-type="char" svg:x="-0.1457in" svg:y="0.1693in" svg:width="5.4319in" svg:height="2.3583in" draw:z-index="5"><draw:image xlink:href="Pictures/10000000000002210000013C64A7F657BD873814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3" draw:name="Image6" text:anchor-type="char" svg:x="-0.1563in" svg:y="0.2453in" svg:width="6.9252in" svg:height="1.4008in" draw:z-index="6"><draw:image xlink:href="Pictures/10000000000002B40000008CFAC066E477FBFAE4.png" xlink:type="simple" xlink:show="embed" xlink:actuate="onLoad" loext:mime-type="image/png"/></draw:frame></text:p>
      <text:p text:style-name="P11"><text:soft-page-break/>loading the added module</text:p>
      <text:p text:style-name="P11"/>
      <text:p text:style-name="P11"/>
      <text:p text:style-name="P10"/>
      <text:p text:style-name="P10"/>
      <text:p text:style-name="P10"><draw:frame draw:style-name="fr4" draw:name="Image7" text:anchor-type="char" svg:width="4.1457in" svg:height="1.9791in" draw:z-index="7"><draw:image xlink:href="Pictures/100000000000018E000000BE9B0CDCBEAB2A6482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3" draw:name="Image8" text:anchor-type="char" svg:x="0.1083in" svg:y="0.0016in" svg:width="6.9165in" svg:height="1.0311in" draw:z-index="8"><draw:image xlink:href="Pictures/100000000000029800000063376313D99F64445A.png" xlink:type="simple" xlink:show="embed" xlink:actuate="onLoad" loext:mime-type="image/png"/></draw:frame></text:p>
      <text:p text:style-name="P10"/>
      <text:p text:style-name="P10"/>
      <text:p text:style-name="P14">so variables and functios are private to that module they are not visible to others we need to require them how node does this ?</text:p>
      <text:p text:style-name="P14"/>
      <text:p text:style-name="P15">They doing it by <draw:frame draw:style-name="fr3" draw:name="Image10" text:anchor-type="char" svg:x="2.1016in" svg:y="0in" svg:width="4.0146in" svg:height="0.5819in" draw:z-index="10"><draw:image xlink:href="Pictures/1000000000000361000001081A71FBFF15450AFB.png" xlink:type="simple" xlink:show="embed" xlink:actuate="onLoad" loext:mime-type="image/png"/></draw:frame></text:p>
      <text:p text:style-name="P14"/>
      <text:p text:style-name="P14"/>
      <text:p text:style-name="P14"><draw:custom-shape text:anchor-type="paragraph" draw:z-index="11" draw:name="Shape2" draw:style-name="gr1" draw:text-style-name="P33" svg:width="1.0524in" svg:height="0.313in" svg:x="3.9835in" svg:y="3.5402in"><text:p text:style-name="P33">WRONGE</text:p>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<draw:equation draw:name="f0" draw:formula="$0 *10799/10800"/><draw:equation draw:name="f1" draw:formula="?f0 "/><draw:equation draw:name="f2" draw:formula="right-?f0 "/><draw:equation draw:name="f3" draw:formula="bottom-?f0 "/><draw:handle draw:handle-position="$0 top" draw:handle-switched="true" draw:handle-range-x-minimum="0" draw:handle-range-x-maximum="10800"/></draw:enhanced-geometry></draw:custom-shape><draw:frame draw:style-name="fr2" draw:name="Image9" text:anchor-type="char" svg:width="6.9252in" svg:height="4.3528in" draw:z-index="9"><draw:image xlink:href="Pictures/10000000000003C40000025E3DFF6096183D4C20.png" xlink:type="simple" xlink:show="embed" xlink:actuate="onLoad" loext:mime-type="image/png"/></draw:frame><text:soft-page-break/></text:p>
      <text:p text:style-name="P10"/>
      <text:p text:style-name="P10"/>
      <text:p text:style-name="P10"/>
      <text:p text:style-name="P10"/>
      <text:p text:style-name="P16">You can assign function to module.export but not to export why ?</text:p>
      <text:p text:style-name="P10"/>
      <text:p text:style-name="P12">Its because of the implementation</text:p>
      <text:p text:style-name="P12"><text:a xlink:type="simple" xlink:href="https://stackoverflow.com/questions/15908399/node-js-module-exports-assignment-resulting-in-method-undefined-error" text:style-name="Internet_20_link" text:visited-style-name="Visited_20_Internet_20_Link">https://stackoverflow.com/questions/15908399/node-js-module-exports-assignment-resulting-in-method-undefined-error</text:a></text:p>
      <text:p text:style-name="P10"/>
      <text:p text:style-name="P10"><text:span text:style-name="Source_20_Text"><text:span text:style-name="T10">var</text:span></text:span><text:span text:style-name="Source_20_Text"><text:span text:style-name="T11"> </text:span></text:span><text:span text:style-name="Source_20_Text"><text:span text:style-name="T10">module =</text:span></text:span><text:span text:style-name="Source_20_Text"><text:span text:style-name="T11"> </text:span></text:span><text:span text:style-name="Source_20_Text"><text:span text:style-name="T10">{</text:span></text:span><text:span text:style-name="Source_20_Text"><text:span text:style-name="T11"> </text:span></text:span><text:span text:style-name="Source_20_Text"><text:span text:style-name="T10">exports:</text:span></text:span><text:span text:style-name="Source_20_Text"><text:span text:style-name="T11"> </text:span></text:span><text:span text:style-name="Source_20_Text"><text:span text:style-name="T10">{}</text:span></text:span><text:span text:style-name="Source_20_Text"><text:span text:style-name="T11"> </text:span></text:span><text:span text:style-name="Source_20_Text"><text:span text:style-name="T10">};</text:span></text:span></text:p>
      <text:p text:style-name="P19"><text:span text:style-name="Source_20_Text"><text:span text:style-name="T5">var</text:span></text:span><text:span text:style-name="Source_20_Text"><text:span text:style-name="T6"> </text:span></text:span><text:span text:style-name="Source_20_Text"><text:span text:style-name="T5">exports =</text:span></text:span><text:span text:style-name="Source_20_Text"><text:span text:style-name="T6"> </text:span></text:span><text:span text:style-name="Source_20_Text"><text:span text:style-name="T5">module.exports;</text:span></text:span></text:p>
      <text:p text:style-name="P22"/>
      <text:p text:style-name="P18"><text:span text:style-name="Source_20_Text"><text:span text:style-name="T5">exports =</text:span></text:span><text:span text:style-name="Source_20_Text"><text:span text:style-name="T6"> </text:span></text:span><text:span text:style-name="Source_20_Text"><text:span text:style-name="T5">{</text:span></text:span><text:span text:style-name="Source_20_Text"><text:span text:style-name="T6"> </text:span></text:span><text:span text:style-name="Source_20_Text"><text:span text:style-name="T5">test:</text:span></text:span><text:span text:style-name="Source_20_Text"><text:span text:style-name="T6"> </text:span></text:span><text:span text:style-name="Source_20_Text"><text:span text:style-name="T5">'test'</text:span></text:span><text:span text:style-name="Source_20_Text"><text:span text:style-name="T6"> </text:span></text:span><text:span text:style-name="Source_20_Text"><text:span text:style-name="T5">};</text:span></text:span></text:p>
      <text:p text:style-name="P22"/>
      <text:p text:style-name="P18"><text:span text:style-name="Source_20_Text"><text:span text:style-name="T5">console.log(exports);</text:span></text:span><text:span text:style-name="Source_20_Text"><text:span text:style-name="T6"> <text:s text:c="7"/></text:span></text:span><text:span text:style-name="Source_20_Text"><text:span text:style-name="T5">// { test: 'test' }</text:span></text:span></text:p>
      <text:p text:style-name="P18"><text:span text:style-name="Source_20_Text"><text:span text:style-name="T5">console.log(module.exports);</text:span></text:span><text:span text:style-name="Source_20_Text"><text:span text:style-name="T6"> </text:span></text:span><text:span text:style-name="Source_20_Text"><text:span text:style-name="T5">// {}</text:span></text:span></text:p>
      <text:p text:style-name="P20"><text:span text:style-name="T7">When </text:span><text:span text:style-name="Source_20_Text"><text:span text:style-name="T6">require()</text:span></text:span><text:span text:style-name="T7"> looks for what to include, it uses </text:span><text:span text:style-name="Source_20_Text"><text:span text:style-name="T6">module.exports</text:span></text:span></text:p>
      <text:p text:style-name="P20"><text:span text:style-name="Source_20_Text"><text:span text:style-name="T6"/></text:span></text:p>
      <text:p text:style-name="P21"><text:soft-page-break/><text:span text:style-name="Source_20_Text"><text:span text:style-name="T8">This is also important </text:span></text:span><text:span text:style-name="Source_20_Text"><text:span text:style-name="T9">how this behave in node</text:span></text:span></text:p>
      <text:p text:style-name="P21"><text:span text:style-name="Source_20_Text"><text:span text:style-name="T9"/></text:span></text:p>
      <text:p text:style-name="P20"><text:a xlink:type="simple" xlink:href="https://stackoverflow.com/questions/43627622/what-is-the-global-object-in-nodejs#:~:text=While%20in%20browsers%20the%20global,be%20local%20to%20this%20module." text:style-name="Internet_20_link" text:visited-style-name="Visited_20_Internet_20_Link"><text:span text:style-name="Source_20_Text"><text:span text:style-name="T6">https://stackoverflow.com/questions/43627622/what-is-the-global-object-in-nodejs#:~:text=While%20in%20browsers%20the%20global,be%20local%20to%20this%20module.</text:span></text:span></text:a></text:p>
      <text:p text:style-name="P20"><text:span text:style-name="Source_20_Text"><text:span text:style-name="T6"/></text:span></text:p>
      <text:p text:style-name="P17"/>
      <text:p text:style-name="P13">UseFull modules in node (like usefull packages in java)</text:p>
      <text:p text:style-name="P10"/>
      <text:p text:style-name="P10"/>
      <text:p text:style-name="P10"/>
      <text:p text:style-name="P10"/>
      <text:p text:style-name="P10"/>
      <text:p text:style-name="P23">Event module</text:p>
      <text:p text:style-name="P23"/>
      <text:p text:style-name="P26"><text:span text:style-name="T2">this is a important module that raise event when some change happens for a example http </text:span><text:span text:style-name="T3">class</text:span><text:span text:style-name="T2"> make a server</text:span></text:p>
      <text:p text:style-name="P23">when request arrives to its port it throw a event </text:p>
      <text:p text:style-name="P10"/>
      <text:p text:style-name="P10"/>
      <text:p text:style-name="P10"><draw:frame draw:style-name="fr1" draw:name="Image11" text:anchor-type="char" svg:width="6.9252in" svg:height="3.6398in" draw:z-index="12"><draw:image xlink:href="Pictures/10000000000002D10000017BDB25069FF4D322FF.png" xlink:type="simple" xlink:show="embed" xlink:actuate="onLoad" loext:mime-type="image/png"/></draw:frame></text:p>
      <text:p text:style-name="P10"/>
      <text:p text:style-name="P23"><text:soft-page-break/>lots of node implementations are based on this event module specially <text:span text:style-name="T13">class</text:span> EventEmitter.</text:p>
      <text:p text:style-name="P23"/>
      <text:p text:style-name="P24"/>
      <text:p text:style-name="P32"><text:span text:style-name="T14">const</text:span> <text:span text:style-name="T16">EventEmitter</text:span> <text:span text:style-name="T14">=</text:span> <text:span text:style-name="T18">require</text:span>(<text:span text:style-name="T19">'</text:span><text:span text:style-name="T20">events</text:span><text:span text:style-name="T19">'</text:span>);</text:p>
      <text:p text:style-name="P29"/>
      <text:p text:style-name="P27"><text:span text:style-name="T14">const</text:span> <text:span text:style-name="T16">emitter</text:span> <text:span text:style-name="T14">=</text:span> <text:span text:style-name="T15">new</text:span> <text:span text:style-name="T17">EventEmitter</text:span>();</text:p>
      <text:p text:style-name="P29"/>
      <text:p text:style-name="P28">//Register a listenr</text:p>
      <text:p text:style-name="P27"><text:span text:style-name="T16">emitter</text:span>.<text:span text:style-name="T18">on</text:span>(<text:span text:style-name="T19">'</text:span><text:span text:style-name="T20">messageLogged</text:span><text:span text:style-name="T19">'</text:span>, <text:span text:style-name="T21">_</text:span> <text:span text:style-name="T14">=&gt;</text:span> <text:span text:style-name="T16">console</text:span>.<text:span text:style-name="T22">log</text:span>(<text:span text:style-name="T19">'</text:span><text:span text:style-name="T20">listner called</text:span><text:span text:style-name="T19">'</text:span>));</text:p>
      <text:p text:style-name="P31"/>
      <text:p text:style-name="P28">//raised event but nothing happens because no listners listning to this</text:p>
      <text:p text:style-name="P28">//Raise an event</text:p>
      <text:p text:style-name="P27"><text:span text:style-name="T16">emitter</text:span>.<text:span text:style-name="T18">emit</text:span>(<text:span text:style-name="T19">'</text:span><text:span text:style-name="T20">messageLogged</text:span><text:span text:style-name="T19">'</text:span>);</text:p>
      <text:p text:style-name="P28">//English class for me - making a noise,or produce something</text:p>
      <text:p text:style-name="P30"/>
      <text:p text:style-name="P24"/>
      <text:p text:style-name="P24"/>
      <text:p text:style-name="P23"/>
      <text:p text:style-name="P10"/>
      <text:p text:style-name="P25">list<text:span text:style-name="T25">e</text:span>ner must be declared before emitter because emitter get all <text:span text:style-name="T24">registerd </text:span>listners and iterate through them sync<text:span text:style-name="T23">hronisely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Droid Sans Mono" svg:font-family="'Droid Sans Mono', monospace, monospace, 'Droid Sans Fallback'"/>
    <style:font-face style:name="Lohit Devanagari1" svg:font-family="'Lohit Devanagari'"/>
    <style:font-face style:name="Source Sans Pro" svg:font-family="'Source Sans Pro', 'Open Sans', Roboto, 'San Francisco', Helvetica, Arial, sans-serif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8-11T12:52:48.090929118</dc:date>
    <meta:editing-duration>P1DT56M31S</meta:editing-duration>
    <meta:editing-cycles>25</meta:editing-cycles>
    <meta:generator>LibreOffice/6.4.3.2$Linux_X86_64 LibreOffice_project/40$Build-2</meta:generator>
    <meta:document-statistic meta:table-count="0" meta:image-count="11" meta:object-count="0" meta:page-count="9" meta:paragraph-count="57" meta:word-count="523" meta:character-count="3439" meta:non-whitespace-character-count="2963"/>
  </office:meta>
</office:document-meta>
</file>